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llpName">llpNam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M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M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2T12:20:48.45</meta:creation-date>
    <dc:date>2012-12-22T12:21:51.12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3.5$Windows_x86 LibreOffice_project/281b639-6baa1d3-ef66a77-d866f25-f36d45f</meta:generator>
  </office:meta>
</office:document-meta>
</file>